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bfb23" officeooo:paragraph-rsid="001bfb23" style:font-style-asian="normal" style:font-weight-asian="normal"/>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dbdea" officeooo:paragraph-rsid="001dbdea"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P5" style:family="paragraph" style:parent-style-name="Standard">
      <style:text-properties officeooo:rsid="001dbdea" officeooo:paragraph-rsid="001dbdea"/>
    </style:style>
    <style:style style:name="P6" style:family="paragraph" style:parent-style-name="Standard">
      <style:text-properties officeooo:rsid="001f8179" officeooo:paragraph-rsid="001f8179"/>
    </style:style>
    <style:style style:name="P7" style:family="paragraph" style:parent-style-name="Standard">
      <style:text-properties fo:font-variant="normal" fo:text-transform="none" fo:color="#000000" loext:opacity="100%" fo:letter-spacing="normal" fo:font-style="normal" fo:font-weight="normal" style:font-style-asian="normal" style:font-weight-asian="normal"/>
    </style:style>
    <style:style style:name="P8" style:family="paragraph" style:parent-style-name="Standard">
      <style:text-properties fo:font-variant="normal" fo:text-transform="none" fo:color="#000000" loext:opacity="100%" fo:letter-spacing="normal" fo:font-style="normal" fo:font-weight="normal" officeooo:rsid="001f8179" officeooo:paragraph-rsid="001f8179" style:font-style-asian="normal" style:font-weight-asian="normal"/>
    </style:style>
    <style:style style:name="P9" style:family="paragraph" style:parent-style-name="Standard">
      <style:text-properties fo:font-variant="normal" fo:text-transform="none" fo:color="#000000" loext:opacity="100%" fo:letter-spacing="normal" fo:font-style="normal" fo:font-weight="normal" officeooo:rsid="001dbdea" officeooo:paragraph-rsid="001dbdea" style:font-style-asian="normal" style:font-weight-asian="normal"/>
    </style:style>
    <style:style style:name="P10"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2076bf" officeooo:paragraph-rsid="002076bf" style:font-style-asian="normal" style:font-weight-asian="normal"/>
    </style:style>
    <style:style style:name="P1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2251b9" officeooo:paragraph-rsid="002251b9"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fo:font-variant="normal" fo:text-transform="none" fo:color="#000000" loext:opacity="100%" fo:letter-spacing="normal" fo:font-style="normal" fo:font-weight="normal" officeooo:rsid="001f8179" style:font-style-asian="normal" style:font-weight-asian="normal"/>
    </style:style>
    <style:style style:name="T4" style:family="text">
      <style:text-properties officeooo:rsid="001b02e2"/>
    </style:style>
    <style:style style:name="T5" style:family="text">
      <style:text-properties officeooo:rsid="001dbdea"/>
    </style:style>
    <style:style style:name="T6" style:family="text">
      <style:text-properties officeooo:rsid="001f68e4"/>
    </style:style>
    <style:style style:name="T7" style:family="text">
      <style:text-properties officeooo:rsid="001f8179"/>
    </style:style>
    <style:style style:name="T8" style:family="text">
      <style:text-properties officeooo:rsid="002242f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e People’s Assembly, convening on the <text:span text:style-name="T4">7th</text:span> of <text:span text:style-name="T4">June</text:span> 202<text:span text:style-name="T4">2</text:span> under the <text:span text:style-name="T4">17th</text:span> PA Meeting.</text:p>
      <text:p text:style-name="P1"/>
      <text:p text:style-name="P1">The Assembly, recognising the current situation,</text:p>
      <text:p text:style-name="P1"/>
      <text:p text:style-name="P2">Constitutes the need to:</text:p>
      <text:p text:style-name="P2">1. Recognise the Republic of Porpoistan, the Emeralda Islands <text:span text:style-name="T7">(full name in appendix A)</text:span>, Yuhannagrad and Quava.</text:p>
      <text:p text:style-name="P2">2. To legally change the <text:span text:style-name="T5">3</text:span> active treaties with the F.S. to these states instead, see appendix <text:span text:style-name="T7">B</text:span>.</text:p>
      <text:p text:style-name="P3">3. The Territorial Agreement Republic of Porpoistan and Emeralda Islands will stay valid and be changed accordingly to fit the new situation <text:span text:style-name="T6">by removing the FS clause</text:span>.</text:p>
      <text:p text:style-name="P10">4. All FS-related PA things are to be transferred to the appropiate new authorit<text:span text:style-name="T8">(y/ies)</text:span>.</text:p>
      <text:p text:style-name="P11">5. All the new states will also participate to server regulation 22.</text:p>
      <text:p text:style-name="P1"/>
      <text:p text:style-name="P1">And proceeds.</text:p>
      <text:p text:style-name="P1"/>
      <text:p text:style-name="P1">Signed by,</text:p>
      <text:p text:style-name="P1">_<text:span text:style-name="T4">yoran_</text:span></text:p>
      <text:p text:style-name="P1"/>
      <text:p text:style-name="P1"/>
      <text:p text:style-name="P1"/>
      <text:p text:style-name="Standard"><text:span text:style-name="T1">[</text:span><text:span text:style-name="T2">Motion 17-1: On the Federation of States</text:span><text:span text:style-name="T1">]</text:span></text:p>
      <text:p text:style-name="P7"/>
      <text:p text:style-name="P8">[Appendix A]</text:p>
      <text:p text:style-name="P6">The People’s Direct Dictatorship and the People’s Social Militia and Paramilitary Militarism in Support of Socialism with the thoughts of Vladimir Lenin, Mao Zedong, Ulanhu, Hua Guofeng, Hu Yaobang, Elizabeth Rowley, Joseph Stalin, Peljidiin Genden, Yumjaagiin Tsedenbal, Damdin Sükhbaatar, Karl Marx, Wilhelm Pieck, Walter Ulbricht, Erich Honecker, Egon Krenz, Ho Chi Minh, Kaysone Phomvihane, Kim Jong Il, Kim Jong Un, Choe Kwang, Kim Il-chol, Ri Yong-mu, Yon Hyong-muk, Kim Yong-chun, O Kuk-ryol, Jang Song-thaek, Kim Il Sung, Tim Buck and Emeralda Axe7 in Which Greater Future Goals of Expanding, Teaching and Protecting the Socialist and Communist States of the Workers World Through the Use of Military Interventionism, Supporting Left Parties, Solidarity, Economic Aid and First-strikism with Peace Between People and Left Ideologies Without the Anarchists and the French Parasites and Under the Control and Guidence of the Socialist-Communist Party of the Emeralda Islands All Within the People’s Socialist Federation Of Communes Of the Emeralda Islands and it’s Territories.</text:p>
      <text:p text:style-name="P7"/>
      <text:p text:style-name="P5"><text:span text:style-name="T1">[Appendix </text:span><text:span text:style-name="T3">B</text:span><text:span text:style-name="T1">]</text:span></text:p>
      <text:p text:style-name="P9">The list of treaties:</text:p>
      <text:p text:style-name="P7">Agreement between the Federation of States and the Argos</text:p>
      <text:p text:style-name="P7">The treaty on peace between the Federation of States and the Futurist Commune of the 22nd of March 2022</text:p>
      <text:p text:style-name="P7">The treaty of resolution of conflict between the Federation of States and the Futurist Commune of the 26th of May 202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07T17:47:13.657822329</dc:date>
    <meta:editing-duration>PT3H11M10S</meta:editing-duration>
    <meta:editing-cycles>13</meta:editing-cycles>
    <meta:generator>LibreOffice/7.3.3.2$Linux_X86_64 LibreOffice_project/4985bca6212b77bf8c7a86bceeb2084ec86f4b6b</meta:generator>
    <meta:document-statistic meta:table-count="0" meta:image-count="0" meta:object-count="0" meta:page-count="1" meta:paragraph-count="19" meta:word-count="340" meta:character-count="2163" meta:non-whitespace-character-count="1842"/>
  </office:meta>
</office:document-meta>
</file>